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tforma en hemsida där användaren kan lägga till alkohol drycker av olika typ och tillskriva dessa vissa attribut. Räkna sedan ut hur många milliliter ren etanol en krona motsvarar för drycken (APK). Skriv ut tillagda objekt i en lista med möjlighet att sortera och radera dom. Lägg till en bild på Krille 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0T17:31:56.38</meta:creation-date>
    <meta:document-statistic meta:table-count="0" meta:image-count="0" meta:object-count="0" meta:page-count="1" meta:paragraph-count="1" meta:word-count="53" meta:character-count="309"/>
    <dc:date>2019-11-10T17:35:07.90</dc:date>
    <meta:editing-duration>PT3M13S</meta:editing-duration>
    <meta:editing-cycles>1</meta:editing-cycles>
    <meta:generator>OpenOffice/4.1.5$Win32 OpenOffice.org_project/415m1$Build-9789</meta:generator>
  </office:meta>
</office:document-meta>
</file>